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Text_20_body" style:list-style-name="L6">
      <style:paragraph-properties fo:padding="0.0193in" fo:border="0.0008in solid #d9d9e3"/>
    </style:style>
    <style:style style:name="P15" style:family="paragraph" style:parent-style-name="Text_20_body" style:list-style-name="L7">
      <style:paragraph-properties fo:padding="0.0193in" fo:border="0.0008in solid #d9d9e3"/>
    </style:style>
    <style:style style:name="P16" style:family="paragraph" style:parent-style-name="Text_20_body" style:list-style-name="L8">
      <style:paragraph-properties fo:padding="0.0193in" fo:border="0.0008in solid #d9d9e3"/>
    </style:style>
    <style:style style:name="P17" style:family="paragraph" style:parent-style-name="Text_20_body" style:list-style-name="L9">
      <style:paragraph-properties fo:padding="0.0193in" fo:border="0.0008in solid #d9d9e3"/>
    </style:style>
    <style:style style:name="P18" style:family="paragraph" style:parent-style-name="Text_20_body" style:list-style-name="L10">
      <style:paragraph-properties fo:padding="0.0193in" fo:border="0.0008in solid #d9d9e3"/>
    </style:style>
    <style:style style:name="P19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 text:start-value="1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 обучению</text:p>
      <text:p text:style-name="P1">ChatGPT</text:p>
      <text:p text:style-name="P2">ChatGPT</text:p>
      <text:p text:style-name="P8">Конечно, вот руководство по обучению CSS:</text:p>
      <text:h text:style-name="P19" text:outline-level="3">Начало:</text:h>
      <text:list xml:id="list5127006088180327247" text:style-name="L1">
        <text:list-item>
          <text:p text:style-name="P9"><text:span text:style-name="Strong_20_Emphasis">Основы HTML и CSS:</text:span></text:p>
          <text:list>
            <text:list-item>
              <text:p text:style-name="P3">Понимание основ HTML: теги, элементы, структура страницы.</text:p>
            </text:list-item>
            <text:list-item>
              <text:p text:style-name="P3">Основы CSS: что такое стили, как они применяются к HTML.</text:p>
            </text:list-item>
          </text:list>
        </text:list-item>
        <text:list-item>
          <text:p text:style-name="P9"><text:span text:style-name="Strong_20_Emphasis">Выбор ресурсов:</text:span></text:p>
          <text:list>
            <text:list-item>
              <text:p text:style-name="P3">Онлайн-курсы: Codecademy, freeCodeCamp, Coursera.</text:p>
            </text:list-item>
            <text:list-item>
              <text:p text:style-name="P3">Видеоуроки: YouTube-каналы (Traversy Media, The Net Ninja).</text:p>
            </text:list-item>
            <text:list-item>
              <text:p text:style-name="P9">Интерактивные практики: CodePen, JSFiddle.</text:p>
            </text:list-item>
          </text:list>
        </text:list-item>
      </text:list>
      <text:h text:style-name="P19" text:outline-level="3">Основы CSS:</text:h>
      <text:list xml:id="list1815477995233736743" text:style-name="L2">
        <text:list-item>
          <text:p text:style-name="P10"><text:span text:style-name="Strong_20_Emphasis">Селекторы и Стилизация:</text:span></text:p>
          <text:list>
            <text:list-item>
              <text:p text:style-name="P4">Изучите различные типы селекторов и как они применяются.</text:p>
            </text:list-item>
            <text:list-item>
              <text:p text:style-name="P4">Настройка основных свойств: цвет, шрифт, отступы.</text:p>
            </text:list-item>
          </text:list>
        </text:list-item>
        <text:list-item>
          <text:p text:style-name="P10"><text:span text:style-name="Strong_20_Emphasis">Позиционирование и Макеты:</text:span></text:p>
          <text:list>
            <text:list-item>
              <text:p text:style-name="P4">Освойте основы позиционирования элементов: <text:span text:style-name="Source_20_Text">relative</text:span>, <text:span text:style-name="Source_20_Text">absolute</text:span>.</text:p>
            </text:list-item>
            <text:list-item>
              <text:p text:style-name="P10">Изучите Flexbox и Grid Layout для создания адаптивных макетов.</text:p>
            </text:list-item>
          </text:list>
        </text:list-item>
      </text:list>
      <text:h text:style-name="P19" text:outline-level="3">Продвинутые Темы:</text:h>
      <text:list xml:id="list1641072845943832287" text:style-name="L3">
        <text:list-item>
          <text:p text:style-name="P11"><text:span text:style-name="Strong_20_Emphasis">Адаптивность и Отзывчивый Дизайн:</text:span></text:p>
          <text:list>
            <text:list-item>
              <text:p text:style-name="P5">Медиа-запросы и их использование для создания отзывчивого дизайна.</text:p>
            </text:list-item>
            <text:list-item>
              <text:p text:style-name="P5">Относительные единицы измерения: <text:span text:style-name="Source_20_Text">%</text:span>, <text:span text:style-name="Source_20_Text">em</text:span>, <text:span text:style-name="Source_20_Text">rem</text:span>.</text:p>
            </text:list-item>
          </text:list>
        </text:list-item>
        <text:list-item>
          <text:p text:style-name="P11"><text:span text:style-name="Strong_20_Emphasis">Анимации и Переходы:</text:span></text:p>
          <text:list>
            <text:list-item>
              <text:p text:style-name="P5">CSS transitions и animations для создания интерактивных элементов.</text:p>
            </text:list-item>
            <text:list-item>
              <text:p text:style-name="P11">Изучение keyframes для более сложных анимаций.</text:p>
            </text:list-item>
          </text:list>
        </text:list-item>
      </text:list>
      <text:h text:style-name="P19" text:outline-level="3">Практика и Проекты:</text:h>
      <text:list xml:id="list3504312648402683412" text:style-name="L4">
        <text:list-item>
          <text:p text:style-name="P12"><text:span text:style-name="Strong_20_Emphasis">Построение Проектов:</text:span></text:p>
          <text:list>
            <text:list-item>
              <text:p text:style-name="P6">Создание небольших веб-страниц с использованием изученных концепций.</text:p>
            </text:list-item>
            <text:list-item>
              <text:p text:style-name="P6">Работа над проектами различной сложности для закрепления навыков.</text:p>
            </text:list-item>
          </text:list>
        </text:list-item>
        <text:list-item>
          <text:p text:style-name="P12"><text:span text:style-name="Strong_20_Emphasis">Чтение Документации:</text:span></text:p>
          <text:list>
            <text:list-item>
              <text:p text:style-name="P12">Изучение официальной документации CSS для более глубокого понимания возможностей и новых свойств.</text:p>
            </text:list-item>
          </text:list>
        </text:list-item>
      </text:list>
      <text:h text:style-name="P19" text:outline-level="3"><text:soft-page-break/>Практика и Поддержка:</text:h>
      <text:list xml:id="list9149115767243677348" text:style-name="L5">
        <text:list-item>
          <text:p text:style-name="P13"><text:span text:style-name="Strong_20_Emphasis">Практика Каждый День:</text:span></text:p>
          <text:list>
            <text:list-item>
              <text:p text:style-name="P7">Регулярная практика и эксперименты с кодом.</text:p>
            </text:list-item>
            <text:list-item>
              <text:p text:style-name="P7">Решение задач и участие в сообществах разработчиков.</text:p>
            </text:list-item>
          </text:list>
        </text:list-item>
        <text:list-item>
          <text:p text:style-name="P13"><text:span text:style-name="Strong_20_Emphasis">Сообщества и Форумы:</text:span></text:p>
        </text:list-item>
      </text:list>
      <text:list xml:id="list823247327457072878" text:style-name="L6">
        <text:list-item>
          <text:p text:style-name="P14">Участие в онлайн-форумах, таких как Stack Overflow и Reddit, для получения помощи и обмена опытом.</text:p>
        </text:list-item>
      </text:list>
      <text:list xml:id="list4533937415144666669" text:style-name="L7">
        <text:list-item>
          <text:p text:style-name="P15"><text:span text:style-name="Strong_20_Emphasis">Обучение в Реальном Времени:</text:span></text:p>
        </text:list-item>
      </text:list>
      <text:list xml:id="list7182457436302237353" text:style-name="L8">
        <text:list-item>
          <text:p text:style-name="P16">Партнерство с коллегами или друзьями для обмена знаниями и кода.</text:p>
        </text:list-item>
      </text:list>
      <text:list xml:id="list6732467626086467389" text:style-name="L9">
        <text:list-item>
          <text:p text:style-name="P17"><text:span text:style-name="Strong_20_Emphasis">Обновление и Расширение Знаний:</text:span></text:p>
        </text:list-item>
      </text:list>
      <text:list xml:id="list2271013635081523453" text:style-name="L10">
        <text:list-item>
          <text:p text:style-name="P18">Следите за новыми возможностями и тенденциями в CSS через блоги, статьи и ресурсы сообщества.</text:p>
        </text:list-item>
      </text:list>
      <text:p text:style-name="P8">Помните, что практика - ключ к освоению CSS. Регулярная практика, создание проектов и общение с сообществом помогут вам стать уверенным в использовании CSS для создания красивых и адаптивных веб-страниц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1:49:28.79</dc:date>
    <meta:document-statistic meta:table-count="0" meta:image-count="0" meta:object-count="0" meta:page-count="2" meta:paragraph-count="43" meta:word-count="289" meta:character-count="1973"/>
    <dc:creator>Dima Wide</dc:creator>
    <meta:user-defined meta:name="Info 1"/>
    <meta:user-defined meta:name="Info 2"/>
    <meta:user-defined meta:name="Info 3"/>
    <meta:user-defined meta:name="Info 4"/>
  </office:meta>
</office:document-meta>
</file>